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a_20_de_20_Dados_20_de_20_Teste_20_de_20_Model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x&quot;)" table:allow-empty-cell="true" table:display-list="no" table:base-cell-address="'Tabela de Dados de Teste de Modelo'.C4">
          <table:error-message table:message-type="stop" table:display="true"/>
        </table:content-validation>
        <table:content-validation table:name="val2" table:condition="of:cell-content-is-in-list(&quot;x&quot;;&quot;ok&quot;)" table:allow-empty-cell="true" table:display-list="no" table:base-cell-address="'Tabela de Dados de Teste de Modelo'.C20">
          <table:error-message table:message-type="stop" table:display="true"/>
        </table:content-validation>
        <table:content-validation table:name="val3" table:condition="of:cell-content-is-in-list(&quot;x&quot;;&quot;ok&quot;)" table:allow-empty-cell="true" table:display-list="no" table:base-cell-address="'Tabela de Dados de Teste de Modelo'.E4">
          <table:error-message table:message-type="stop" table:display="true"/>
        </table:content-validation>
        <table:content-validation table:name="val4" table:condition="of:cell-content-is-in-list(&quot;ok&quot;;&quot;x&quot;)" table:allow-empty-cell="true" table:display-list="no" table:base-cell-address="'Tabela de Dados de Teste de Modelo'.E20">
          <table:error-message table:message-type="stop" table:display="true"/>
        </table:content-validation>
      </table:content-validations>
      <table:table table:name="Tabela de Dados de Teste de Mode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e modelo 20260420_seq01 data: 21/04/20226 hora: 16:15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ilho (Verdade)</text:p>
          </table:table-cell>
          <table:table-cell table:style-name="ce2" office:value-type="string" calcext:value-type="string">
            <text:p>Milho (Modelo Mostra)</text:p>
          </table:table-cell>
          <table:table-cell table:style-name="ce2" office:value-type="string" calcext:value-type="string">
            <text:p>Ervas-Daninhas (Verdade)</text:p>
          </table:table-cell>
          <table:table-cell table:style-name="ce2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content-validation-name="val3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do modelo 20260421_seq02 data:21/04/2026 hora: 16:20</text:p>
          </table:table-cell>
          <table:table-cell table:number-columns-repeated="1023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1_seq03 data:22/04/2026 hora: 08:20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2_seq01 data:22/04/2026 hora: 11:55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1" office:value-type="string" calcext:value-type="string">
            <text:p>teste do modelo 20260422_seq02 data:23/04/2026 hora: 08:17</text:p>
          </table:table-cell>
          <table:table-cell table:number-columns-repeated="1023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Milho (Verdade)</text:p>
          </table:table-cell>
          <table:table-cell table:style-name="ce5" office:value-type="string" calcext:value-type="string">
            <text:p>Milho (Modelo Mostra)</text:p>
          </table:table-cell>
          <table:table-cell table:style-name="ce5" office:value-type="string" calcext:value-type="string">
            <text:p>Ervas-Daninhas (Verdade)</text:p>
          </table:table-cell>
          <table:table-cell table:style-name="ce5" office:value-type="string" calcext:value-type="string">
            <text:p>Ervas-Daninhas (Modelo Mostra)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2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3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4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5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6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ok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7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8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9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10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content-validation-name="val4" office:value-type="string" calcext:value-type="string">
            <text:p>ok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_1" table:target-range-address="'Tabela de Dados de Teste de Modelo'.A3:'Tabela de Dados de Teste de Modelo'.E13"/>
        <table:database-range table:name="Tabela_2" table:target-range-address="'Tabela de Dados de Teste de Modelo'.A19:'Tabela de Dados de Teste de Modelo'.E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Text&quot;" svg:font-family="'&quot;Google Sans Text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08:59:58.450093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de_20_Dados_20_de_20_Teste_20_de_20_Modelo" style:display-name="PageStyle_Tabela de Dados de Teste de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3T09:02:14.313354956</dc:date>
    <meta:editing-duration>PT19M6S</meta:editing-duration>
    <meta:editing-cycles>7</meta:editing-cycles>
    <meta:document-statistic meta:table-count="1" meta:cell-count="280" meta:object-count="0"/>
  </office:meta>
</office:document-meta>
</file>